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ff" draw:textarea-vertical-align="top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ccff99" draw:textarea-vertical-align="top"/>
    </style:style>
    <style:style style:name="gr4" style:family="graphic" style:parent-style-name="standard">
      <style:graphic-properties draw:textarea-vertical-align="top"/>
    </style:style>
    <style:style style:name="gr5" style:family="graphic" style:parent-style-name="standard">
      <style:graphic-properties svg:stroke-linecap="round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17.7cm" svg:height="17.9cm" svg:x="10.6cm" svg:y="1cm">
          <text:p text:style-name="P1">function(){</text:p>
        </draw:rect>
        <draw:custom-shape draw:style-name="gr2" draw:text-style-name="P2" draw:layer="layout" svg:width="8.8cm" svg:height="1.6cm" svg:x="0.002cm" svg:y="0cm">
          <text:p text:style-name="P2">模板引擎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3" xml:id="id3" draw:id="id3" draw:layer="layout" svg:width="8.9cm" svg:height="1.9cm" svg:x="1cm" svg:y="4.8cm">
          <text:p text:style-name="P3"><text:span text:style-name="T1">&lt;%</text:span></text:p>
          <text:p text:style-name="P3"><text:span text:style-name="T1"><text:tab/></text:span><text:span text:style-name="T1">for(let i=0; I &lt; this.data.length; i++){</text:span></text:p>
          <text:p text:style-name="P3"><text:span text:style-name="T1">%&gt;</text:span></text:p>
          <text:p text:style-name="P3"/>
        </draw:rect>
        <draw:rect draw:style-name="gr3" draw:text-style-name="P3" xml:id="id9" draw:id="id9" draw:layer="layout" svg:width="8.9cm" svg:height="1.9cm" svg:x="1cm" svg:y="14.9cm">
          <text:p text:style-name="P3"><text:span text:style-name="T1">&lt;%</text:span></text:p>
          <text:p text:style-name="P3"><text:span text:style-name="T1"><text:tab/></text:span><text:span text:style-name="T1">}</text:span></text:p>
          <text:p text:style-name="P3"><text:span text:style-name="T1">%&gt;</text:span></text:p>
          <text:p text:style-name="P3"/>
        </draw:rect>
        <draw:rect draw:style-name="gr4" draw:text-style-name="P3" xml:id="id5" draw:id="id5" draw:layer="layout" svg:width="7.2cm" svg:height="6.4cm" svg:x="2.7cm" svg:y="7.7cm">
          <text:p text:style-name="P3"><text:span text:style-name="T1">&lt;div&gt;</text:span></text:p>
          <text:p text:style-name="P3"><text:span text:style-name="T1"><text:tab/></text:span><text:span text:style-name="T1">&lt;p&gt;</text:span></text:p>
          <text:p text:style-name="P3"><text:span text:style-name="T1"><text:tab/></text:span><text:span text:style-name="T1"><text:tab/></text:span><text:span text:style-name="T2">${i}</text:span></text:p>
          <text:p text:style-name="P3"><text:span text:style-name="T1"><text:tab/></text:span><text:span text:style-name="T1">&lt;/p&gt;</text:span></text:p>
          <text:p text:style-name="P3"><text:span text:style-name="T1"><text:tab/></text:span><text:span text:style-name="T1">&lt;p&gt;</text:span></text:p>
          <text:p text:style-name="P3"><text:span text:style-name="T1"><text:tab/></text:span><text:span text:style-name="T1"><text:tab/></text:span><text:span text:style-name="T2">&lt;%= ${i} %&gt;</text:span></text:p>
          <text:p text:style-name="P3"><text:span text:style-name="T1"><text:tab/></text:span><text:span text:style-name="T1">&lt;/p&gt;</text:span></text:p>
          <text:p text:style-name="P3"><text:span text:style-name="T1"><text:tab/></text:span><text:span text:style-name="T1">&lt;p&gt;</text:span></text:p>
          <text:p text:style-name="P3"><text:span text:style-name="T1"><text:tab/></text:span><text:span text:style-name="T1"><text:tab/></text:span><text:span text:style-name="T2">${echo(i)}</text:span></text:p>
          <text:p text:style-name="P3"><text:span text:style-name="T1"><text:tab/></text:span><text:span text:style-name="T1">&lt;/p&gt;</text:span></text:p>
          <text:p text:style-name="P3"><text:span text:style-name="T1">&lt;/div&gt;</text:span></text:p>
        </draw:rect>
        <draw:rect draw:style-name="gr5" draw:text-style-name="P4" xml:id="id1" draw:id="id1" draw:layer="layout" svg:width="3.3cm" svg:height="0.8cm" svg:x="1cm" svg:y="3.5cm">
          <text:p text:style-name="P2"><text:span text:style-name="T3">&lt;div&gt;</text:span></text:p>
        </draw:rect>
        <draw:rect draw:style-name="gr6" draw:text-style-name="P4" xml:id="id11" draw:id="id11" draw:layer="layout" svg:width="3.3cm" svg:height="0.8cm" svg:x="1cm" svg:y="17.4cm">
          <text:p text:style-name="P2"><text:span text:style-name="T3">&lt;/div&gt;</text:span></text:p>
        </draw:rect>
        <draw:rect draw:style-name="gr6" draw:text-style-name="P3" xml:id="id2" draw:id="id2" draw:layer="layout" svg:width="5.1cm" svg:height="1cm" svg:x="11.8cm" svg:y="4.8cm">
          <text:p text:style-name="P1"><text:span text:style-name="T3">echo('&lt;div&gt;');</text:span></text:p>
        </draw:rect>
        <draw:rect draw:style-name="gr3" draw:text-style-name="P3" xml:id="id4" draw:id="id4" draw:layer="layout" svg:width="8.9cm" svg:height="0.9cm" svg:x="11.8cm" svg:y="6.3cm">
          <text:p text:style-name="P3"><text:span text:style-name="T1">for(let i=0; I &lt; this.data.length; i++){</text:span></text:p>
          <text:p text:style-name="P3"><text:span text:style-name="T1"/></text:p>
          <text:p text:style-name="P3"/>
        </draw:rect>
        <draw:rect draw:style-name="gr3" draw:text-style-name="P3" xml:id="id10" draw:id="id10" draw:layer="layout" svg:width="8.9cm" svg:height="0.9cm" svg:x="11.8cm" svg:y="15.5cm">
          <text:p text:style-name="P3"><text:span text:style-name="T1">}</text:span></text:p>
          <text:p text:style-name="P3"><text:span text:style-name="T1"/></text:p>
          <text:p text:style-name="P3"/>
        </draw:rect>
        <draw:rect draw:style-name="gr4" draw:text-style-name="P3" xml:id="id6" draw:id="id6" draw:layer="layout" svg:width="7.2cm" svg:height="2.7cm" svg:x="13.5cm" svg:y="7.7cm">
          <text:p text:style-name="P3"><text:span text:style-name="T1">echo(`&lt;div&gt;</text:span></text:p>
          <text:p text:style-name="P3"><text:span text:style-name="T1"><text:tab/></text:span><text:span text:style-name="T1">&lt;p&gt;</text:span></text:p>
          <text:p text:style-name="P3"><text:span text:style-name="T1"><text:tab/></text:span><text:span text:style-name="T1"><text:tab/></text:span><text:span text:style-name="T2">${i}</text:span></text:p>
          <text:p text:style-name="P3"><text:span text:style-name="T1"><text:tab/></text:span><text:span text:style-name="T1">&lt;/p&gt;</text:span></text:p>
          <text:p text:style-name="P3"><text:span text:style-name="T1"><text:tab/></text:span><text:span text:style-name="T1">&lt;p&gt;`);</text:span></text:p>
        </draw:rect>
        <draw:rect draw:style-name="gr4" draw:text-style-name="P3" xml:id="id7" draw:id="id7" draw:layer="layout" svg:width="7.2cm" svg:height="1.1cm" svg:x="13.5cm" svg:y="10.7cm">
          <text:p text:style-name="P3"><text:span text:style-name="T1">echo(`${i}`);</text:span></text:p>
        </draw:rect>
        <draw:rect draw:style-name="gr4" draw:text-style-name="P3" xml:id="id8" draw:id="id8" draw:layer="layout" svg:width="7.2cm" svg:height="2.7cm" svg:x="13.5cm" svg:y="12.3cm">
          <text:p text:style-name="P3">echo(`<text:span text:style-name="T1">&lt;/p&gt;</text:span></text:p>
          <text:p text:style-name="P3"><text:span text:style-name="T1"><text:tab/></text:span><text:span text:style-name="T1">&lt;p&gt;</text:span></text:p>
          <text:p text:style-name="P3"><text:span text:style-name="T1"><text:tab/></text:span><text:span text:style-name="T1"><text:tab/></text:span><text:span text:style-name="T2">${echo(i)}</text:span></text:p>
          <text:p text:style-name="P3"><text:span text:style-name="T1"><text:tab/></text:span><text:span text:style-name="T1">&lt;/p&gt;</text:span></text:p>
          <text:p text:style-name="P3"><text:span text:style-name="T1">&lt;/div&gt;`</text:span>);</text:p>
        </draw:rect>
        <draw:custom-shape draw:style-name="gr7" draw:text-style-name="P2" draw:layer="layout" svg:width="9.7cm" svg:height="1.3cm" svg:x="11.9cm" svg:y="2.8cm">
          <text:p text:style-name="P2">初始化</text:p>
          <text:p text:style-name="P2"><text:span text:style-name="T1">$$$contentList</text:span></text:p>
          <draw:enhanced-geometry svg:viewBox="0 0 21600 21600" draw:glue-points="10800 0 0 10800 10800 21600 21600 10800" draw:text-areas="?f3 ?f3 ?f4 ?f4" draw:type="hexagon" draw:modifiers="1845.8303267704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" draw:text-style-name="P2" draw:layer="layout" draw:type="lines" svg:x1="4.3cm" svg:y1="3.9cm" svg:x2="11.8cm" svg:y2="5.3cm" draw:start-shape="id1" draw:start-glue-point="1" draw:end-shape="id2" draw:end-glue-point="3" svg:d="M4300 3900h501l6498 1400h501">
          <text:p/>
        </draw:connector>
        <draw:rect draw:style-name="gr6" draw:text-style-name="P3" xml:id="id12" draw:id="id12" draw:layer="layout" svg:width="5.1cm" svg:height="1cm" svg:x="11.8cm" svg:y="16.9cm">
          <text:p text:style-name="P1"><text:span text:style-name="T3">echo('&lt;/div&gt;');</text:span></text:p>
        </draw:rect>
        <draw:connector draw:style-name="gr8" draw:text-style-name="P2" draw:layer="layout" draw:type="lines" svg:x1="9.9cm" svg:y1="5.75cm" svg:x2="11.8cm" svg:y2="6.75cm" draw:start-shape="id3" draw:start-glue-point="1" draw:end-shape="id4" draw:end-glue-point="3" svg:d="M9900 5750h501l898 1000h501">
          <text:p/>
        </draw:connector>
        <draw:connector draw:style-name="gr8" draw:text-style-name="P2" draw:layer="layout" draw:type="lines" svg:x1="9.9cm" svg:y1="10.9cm" svg:x2="13.5cm" svg:y2="9.05cm" draw:start-shape="id5" draw:start-glue-point="1" draw:end-shape="id6" draw:end-glue-point="3" svg:d="M9900 10900h501l2598-1850h501">
          <text:p/>
        </draw:connector>
        <draw:connector draw:style-name="gr8" draw:text-style-name="P2" draw:layer="layout" draw:type="lines" svg:x1="9.9cm" svg:y1="10.9cm" svg:x2="13.5cm" svg:y2="11.25cm" draw:start-shape="id5" draw:start-glue-point="1" draw:end-shape="id7" draw:end-glue-point="3" svg:d="M9900 10900h501l2598 350h501">
          <text:p/>
        </draw:connector>
        <draw:connector draw:style-name="gr8" draw:text-style-name="P2" draw:layer="layout" draw:type="lines" svg:x1="9.9cm" svg:y1="10.9cm" svg:x2="13.5cm" svg:y2="13.65cm" draw:start-shape="id5" draw:start-glue-point="1" draw:end-shape="id8" svg:d="M9900 10900h501l2598 2750h501">
          <text:p/>
        </draw:connector>
        <draw:connector draw:style-name="gr8" draw:text-style-name="P2" draw:layer="layout" draw:type="lines" svg:x1="9.9cm" svg:y1="15.85cm" svg:x2="11.8cm" svg:y2="15.95cm" draw:start-shape="id9" draw:start-glue-point="1" draw:end-shape="id10" draw:end-glue-point="3" svg:d="M9900 15850h501l898 100h501">
          <text:p/>
        </draw:connector>
        <draw:connector draw:style-name="gr8" draw:text-style-name="P2" draw:layer="layout" draw:type="lines" svg:x1="4.3cm" svg:y1="17.8cm" svg:x2="11.8cm" svg:y2="17.4cm" draw:start-shape="id11" draw:start-glue-point="1" draw:end-shape="id12" svg:d="M4300 17800h501l6498-400h501">
          <text:p/>
        </draw:connector>
      </draw:page>
      <draw:page draw:name="page2" draw:style-name="dp1" draw:master-page-name="預設">
        <draw:rect draw:style-name="gr6" draw:text-style-name="P3" draw:layer="layout" svg:width="9.1cm" svg:height="3.3cm" svg:x="1.1cm" svg:y="3.1cm">
          <text:p text:style-name="P1"><text:span text:style-name="T3">function echo(content){</text:span></text:p>
          <text:p text:style-name="P1"><text:span text:style-name="T3"/></text:p>
          <text:p text:style-name="P1"><text:span text:style-name="T3"><text:tab/></text:span><text:span text:style-name="T1">$$$contentList.push(content);</text:span></text:p>
          <text:p text:style-name="P1"><text:span text:style-name="T3"><text:tab/></text:span></text:p>
          <text:p text:style-name="P1"><text:span text:style-name="T3">}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28T16:14:18.73</meta:creation-date>
    <meta:generator>OpenOffice/4.1.5$Win32 OpenOffice.org_project/415m1$Build-9789</meta:generator>
    <dc:date>2019-03-28T17:08:53.44</dc:date>
    <meta:editing-duration>PT54M32S</meta:editing-duration>
    <meta:editing-cycles>6</meta:editing-cycles>
    <meta:document-statistic meta:object-count="23"/>
  </office:meta>
</office:document-meta>
</file>